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font-size="24pt" style:font-size-asian="24pt" style:font-size-complex="24pt"/>
    </style:style>
    <style:style style:name="P2" style:family="paragraph" style:parent-style-name="Standard">
      <style:text-properties officeooo:rsid="00128d8b" officeooo:paragraph-rsid="00128d8b"/>
    </style:style>
    <style:style style:name="P3" style:family="paragraph" style:parent-style-name="Standard">
      <style:paragraph-properties fo:text-align="center" style:justify-single-word="false"/>
      <style:text-properties officeooo:rsid="00128d8b" officeooo:paragraph-rsid="00128d8b"/>
    </style:style>
    <style:style style:name="P4" style:family="paragraph" style:parent-style-name="Standard">
      <style:text-properties fo:font-style="italic" officeooo:rsid="00128d8b" officeooo:paragraph-rsid="00128d8b" style:font-style-asian="italic" style:font-style-complex="italic"/>
    </style:style>
    <style:style style:name="P5" style:family="paragraph" style:parent-style-name="Standard">
      <style:text-properties officeooo:rsid="0012f41a" officeooo:paragraph-rsid="0012f41a"/>
    </style:style>
    <style:style style:name="P6" style:family="paragraph" style:parent-style-name="Standard">
      <style:text-properties officeooo:rsid="0013b7ed" officeooo:paragraph-rsid="0013b7ed"/>
    </style:style>
    <style:style style:name="P7" style:family="paragraph">
      <loext:graphic-properties draw:fill="none" draw:fill-color="#ffffff"/>
      <style:text-properties fo:font-size="12pt"/>
    </style:style>
    <style:style style:name="P8" style:family="paragraph">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12pt"/>
    </style:style>
    <style:style style:name="P11" style:family="paragraph">
      <loext:graphic-properties draw:fill-color="#000000"/>
      <style:paragraph-properties fo:text-align="center"/>
    </style:style>
    <style:style style:name="P12" style:family="paragraph">
      <loext:graphic-properties draw:fill="none" draw:fill-color="#ffffff"/>
    </style:style>
    <style:style style:name="T1" style:family="text">
      <style:text-properties officeooo:rsid="00128d8b"/>
    </style:style>
    <style:style style:name="T2" style:family="text">
      <style:text-properties officeooo:rsid="00131184"/>
    </style:style>
    <style:style style:name="T3" style:family="text">
      <style:text-properties officeooo:rsid="00145293"/>
    </style:style>
    <style:style style:name="T4" style:family="text">
      <style:text-properties officeooo:rsid="00160da0"/>
    </style:style>
    <style:style style:name="T5" style:family="text">
      <style:text-properties fo:font-size="12pt"/>
    </style:style>
    <style:style style:name="T6" style:family="text">
      <style:text-properties style:text-position="-33% 58%"/>
    </style:style>
    <style:style style:name="gr1" style:family="graphic">
      <style:graphic-properties draw:stroke="none" svg:stroke-color="#000000" draw:fill="none" draw:fill-color="#ffffff" fo:min-height="0.2047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Fine_20_Dashed" svg:stroke-width="0.0201in" svg:stroke-color="#000000" draw:marker-start-width="0.1689in" draw:marker-end=""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Fine_20_Dashed"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color="#000000" draw:textarea-horizontal-align="justify" draw:textarea-vertical-align="middle" draw:auto-grow-height="false" fo:min-height="0.1445in" fo:min-width="0.1445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Fine_20_Dashed"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Fine_20_Dashe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071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er Order Non-Deterministic Diagrams</text:p>
      <text:p text:style-name="P3">by Sven Nilsen, 2020</text:p>
      <text:p text:style-name="P2"/>
      <text:p text:style-name="P4">In this paper I present a diagram to express higher order non-deterministic relationships.</text:p>
      <text:p text:style-name="P2"/>
      <text:p text:style-name="P2">Assume there is a function `g` and some higher order non-deterministic natural numbers:</text:p>
      <text:p text:style-name="P2"/>
      <text:p text:style-name="P2">∵<text:tab/>g(0) = g(1)<text:tab/><text:tab/>g(2) = g(3)<text:tab/><text:tab/>g(0) &lt; g(2)<text:tab/></text:p>
      <text:p text:style-name="P2"/>
      <text:p text:style-name="P2">∵<text:tab/>g : ℕ → T</text:p>
      <text:p text:style-name="P2">∵<text:tab/>[0, 1, 2, 3] : [?ℕ]</text:p>
      <text:p text:style-name="P2"/>
      <text:p text:style-name="P5">Translated into notation with unknown variables:</text:p>
      <text:p text:style-name="P5"/>
      <text:p text:style-name="P5"><text:tab/><text:span text:style-name="T1">g(</text:span>x<text:span text:style-name="T1">) = g(</text:span>y<text:span text:style-name="T1">)<text:tab/><text:tab/>g(</text:span>z<text:span text:style-name="T1">) = g(</text:span>w<text:span text:style-name="T1">)<text:tab/><text:tab/>g(</text:span>x<text:span text:style-name="T1">) &lt; g(</text:span>z<text:span text:style-name="T1">)</text:span></text:p>
      <text:p text:style-name="P5"/>
      <text:p text:style-name="P5">The semantics of higher order non-deterministic natural numbers is similar to the semantics of unknown variables, but from the lat<text:span text:style-name="T3">t</text:span>er it is not known that there exists a sampling algorithm.</text:p>
      <text:p text:style-name="P5"/>
      <text:p text:style-name="P5">When selecting two random natural numbers, they can have any possible relationship. The sampling algorithm requires filtering these numbers such that they satisfy the constraints. So, one needs four random natural numbers. From the context, one can derive the following relationships:</text:p>
      <text:p text:style-name="P5"/>
      <text:p text:style-name="P5"><text:tab/>0 ¬= 2<text:tab/><text:tab/>1 ¬= 3<text:tab/><text:tab/><text:span text:style-name="T2">g(1) &lt; g(3)<text:tab/><text:tab/>g(1) &lt; g(2)<text:tab/><text:tab/>g(0) &lt; g(3)</text:span></text:p>
      <text:p text:style-name="P5"/>
      <text:p text:style-name="P5">The more constraints one has, the easier it is to find an efficient sampling algorithm. <text:span text:style-name="T2">In this case, this is a problem because `g` is not known. However, one can prepare a diagram that shows all relationships:</text:span></text:p>
      <text:p text:style-name="P5"><draw:frame text:anchor-type="paragraph" draw:z-index="0" draw:name="Shape1" draw:style-name="gr1" draw:text-style-name="P7" svg:width="0.4335in" svg:height="0.2051in" svg:x="1.2909in" svg:y="0.1673in"><draw:text-box><text:p><text:span text:style-name="T5">g(0)</text:span></text:p></draw:text-box></draw:frame><draw:frame text:anchor-type="paragraph" draw:z-index="1" draw:name="Shape1" draw:style-name="gr1" draw:text-style-name="P7" svg:width="0.4335in" svg:height="0.2051in" svg:x="2.9209in" svg:y="0.1752in"><draw:text-box><text:p><text:span text:style-name="T5">g(1)</text:span></text:p></draw:text-box></draw:frame></text:p>
      <text:p text:style-name="P5"><draw:line text:anchor-type="paragraph" draw:z-index="4" draw:name="Shape2" draw:style-name="gr2" draw:text-style-name="P8" svg:x1="1.6535in" svg:y1="0.078in" svg:x2="2.8189in" svg:y2="0.078in"><text:p/></draw:line><draw:line text:anchor-type="paragraph" draw:z-index="16" draw:name="Shape6" draw:style-name="gr5" draw:text-style-name="P8" svg:x1="1.6138in" svg:y1="0.1807in" svg:x2="3.661in" svg:y2="0.4252in"><text:p/></draw:line><draw:line text:anchor-type="paragraph" draw:z-index="17" draw:name="Shape6" draw:style-name="gr5" draw:text-style-name="P8" svg:x1="3.2366in" svg:y1="0.1807in" svg:x2="5.2839in" svg:y2="0.4252in"><text:p/></draw:line></text:p>
      <text:p text:style-name="P5"><draw:line text:anchor-type="paragraph" draw:z-index="6" draw:name="Shape2" draw:style-name="gr3" draw:text-style-name="P8" svg:x1="1.4327in" svg:y1="0.0429in" svg:x2="1.4327in" svg:y2="0.8622in"><text:p/></draw:line><draw:line text:anchor-type="paragraph" draw:z-index="7" draw:name="Shape2" draw:style-name="gr3" draw:text-style-name="P8" svg:x1="3.0465in" svg:y1="0.0583in" svg:x2="3.0465in" svg:y2="0.8776in"><text:p/></draw:line><draw:line text:anchor-type="paragraph" draw:z-index="8" draw:name="Shape2" draw:style-name="gr3" draw:text-style-name="P8" svg:x1="1.5744in" svg:y1="0.0429in" svg:x2="2.9209in" svg:y2="0.8764in"><text:p/></draw:line><draw:line text:anchor-type="paragraph" draw:z-index="9" draw:name="Shape2" draw:style-name="gr3" draw:text-style-name="P8" svg:x1="2.9209in" svg:y1="0.0429in" svg:x2="1.6063in" svg:y2="0.8764in"><text:p/></draw:line><draw:frame text:anchor-type="paragraph" draw:z-index="10" draw:name="Shape1" draw:style-name="gr1" draw:text-style-name="P10" svg:width="0.276in" svg:height="0.2051in" svg:x="3.748in" svg:y="0.1382in"><draw:text-box><text:p text:style-name="P9"><text:span text:style-name="T5">0</text:span></text:p></draw:text-box></draw:frame><draw:frame text:anchor-type="paragraph" draw:z-index="11" draw:name="Shape1" draw:style-name="gr1" draw:text-style-name="P7" svg:width="0.174in" svg:height="0.2051in" svg:x="5.3693in" svg:y="0.1618in"><draw:text-box><text:p><text:span text:style-name="T5">1</text:span></text:p></draw:text-box></draw:frame></text:p>
      <text:p text:style-name="P5"/>
      <text:p text:style-name="P5"><draw:line text:anchor-type="paragraph" draw:z-index="14" draw:name="Shape2" draw:style-name="gr4" draw:text-style-name="P8" svg:x1="3.8028in" svg:y1="0.0138in" svg:x2="3.8028in" svg:y2="0.8331in"><text:p/></draw:line><draw:line text:anchor-type="paragraph" draw:z-index="15" draw:name="Shape2" draw:style-name="gr4" draw:text-style-name="P8" svg:x1="5.4091in" svg:y1="0.0453in" svg:x2="5.4091in" svg:y2="0.8646in"><text:p/></draw:line></text:p>
      <text:p text:style-name="P5"/>
      <text:p text:style-name="P5"><draw:frame text:anchor-type="paragraph" draw:z-index="2" draw:name="Shape1" draw:style-name="gr1" draw:text-style-name="P7" svg:width="0.4335in" svg:height="0.2051in" svg:x="1.2984in" svg:y="0.1354in"><draw:text-box><text:p><text:span text:style-name="T5">g(2)</text:span></text:p></draw:text-box></draw:frame><draw:frame text:anchor-type="paragraph" draw:z-index="3" draw:name="Shape1" draw:style-name="gr1" draw:text-style-name="P7" svg:width="0.4335in" svg:height="0.2051in" svg:x="2.9201in" svg:y="0.1591in"><draw:text-box><text:p><text:span text:style-name="T5">g(3)</text:span></text:p></draw:text-box></draw:frame></text:p>
      <text:p text:style-name="P5"><draw:line text:anchor-type="paragraph" draw:z-index="5" draw:name="Shape2" draw:style-name="gr2" draw:text-style-name="P8" svg:x1="1.6457in" svg:y1="0.0693in" svg:x2="2.811in" svg:y2="0.0693in"><text:p/></draw:line><draw:line text:anchor-type="paragraph" draw:z-index="18" draw:name="Shape6" draw:style-name="gr5" draw:text-style-name="P8" svg:x1="1.6528in" svg:y1="0.1484in" svg:x2="3.7in" svg:y2="0.3929in"><text:p/></draw:line><draw:line text:anchor-type="paragraph" draw:z-index="19" draw:name="Shape6" draw:style-name="gr5" draw:text-style-name="P8" svg:x1="3.2429in" svg:y1="0.1484in" svg:x2="5.2902in" svg:y2="0.3929in"><text:p/></draw:line></text:p>
      <text:p text:style-name="P5"><draw:frame text:anchor-type="paragraph" draw:z-index="12" draw:name="Shape1" draw:style-name="gr1" draw:text-style-name="P7" svg:width="0.2134in" svg:height="0.2051in" svg:x="3.7634in" svg:y="0.1063in"><draw:text-box><text:p><text:span text:style-name="T5">2</text:span></text:p></draw:text-box></draw:frame><draw:frame text:anchor-type="paragraph" draw:z-index="13" draw:name="Shape1" draw:style-name="gr1" draw:text-style-name="P7" svg:width="0.1898in" svg:height="0.2051in" svg:x="5.3618in" svg:y="0.1457in"><draw:text-box><text:p><text:span text:style-name="T5">3</text:span></text:p></draw:text-box></draw:frame></text:p>
      <text:p text:style-name="P5"/>
      <text:p text:style-name="P6">Unlabeled, this becomes a generalized <text:span text:style-name="T3">typed </text:span>Havox diagram, <text:span text:style-name="T4">that might be useful for other purposes:</text:span></text:p>
      <text:p text:style-name="P5"/>
      <text:p text:style-name="P5"><draw:custom-shape text:anchor-type="paragraph" draw:z-index="20" draw:name="Shape3" draw:style-name="gr6" draw:text-style-name="P11" svg:width="0.2043in" svg:height="0.2043in" svg:x="1.3071in" svg:y="0.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3" draw:style-name="gr6" draw:text-style-name="P11" svg:width="0.2043in" svg:height="0.2043in" svg:x="2.9055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8" draw:name="Shape2" draw:style-name="gr2" draw:text-style-name="P8" svg:x1="1.4646in" svg:y1="0.098in" svg:x2="2.9445in" svg:y2="0.0972in"><text:p/></draw:line><draw:line text:anchor-type="paragraph" draw:z-index="32" draw:name="Shape2" draw:style-name="gr8" draw:text-style-name="P8" svg:x1="1.4091in" svg:y1="0.1047in" svg:x2="2.0071in" svg:y2="0.302in"><text:p/></draw:line><draw:line text:anchor-type="paragraph" draw:z-index="34" draw:name="Shape2" draw:style-name="gr8" draw:text-style-name="P8" svg:x1="3.0154in" svg:y1="0.1283in" svg:x2="3.6134in" svg:y2="0.3256in"><text:p/></draw:line><draw:line text:anchor-type="paragraph" draw:z-index="38" draw:name="Shape2" draw:style-name="gr2" draw:text-style-name="P8" svg:x1="4.4646in" svg:y1="0.1689in" svg:x2="5.1256in" svg:y2="0.1681in"><text:p/></draw:line><draw:frame text:anchor-type="paragraph" draw:z-index="42" draw:name="Shape4" draw:style-name="gr10" draw:text-style-name="P12" svg:width="1.2524in" svg:height="0.237in" svg:x="5.4327in" svg:y="0.0457in"><draw:text-box><text:p>equality `a =<text:span text:style-name="T6">T</text:span> b`</text:p></draw:text-box></draw:frame><draw:line text:anchor-type="paragraph" draw:z-index="46" draw:name="Shape2" draw:style-name="gr7" draw:text-style-name="P8" svg:x1="1.4563in" svg:y1="0.1638in" svg:x2="2.9843in" svg:y2="1.1327in"><text:p/></draw:line><draw:line text:anchor-type="paragraph" draw:z-index="47" draw:name="Shape2" draw:style-name="gr7" draw:text-style-name="P8" svg:x1="2.9445in" svg:y1="0.1638in" svg:x2="1.4563in" svg:y2="1.1327in"><text:p/></draw:line></text:p>
      <text:p text:style-name="P5"><draw:custom-shape text:anchor-type="paragraph" draw:z-index="24" draw:name="Shape3" draw:style-name="gr6" draw:text-style-name="P11" svg:width="0.2043in" svg:height="0.2043in" svg:x="2.0071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3" draw:style-name="gr6" draw:text-style-name="P11" svg:width="0.2043in" svg:height="0.2043in" svg:x="3.5972in" svg:y="0.063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2" draw:style-name="gr7" draw:text-style-name="P8" svg:x1="1.4091in" svg:y1="0.0154in" svg:x2="1.4091in" svg:y2="0.8736in"><text:p/></draw:line><draw:line text:anchor-type="paragraph" draw:z-index="31" draw:name="Shape2" draw:style-name="gr7" draw:text-style-name="P8" svg:x1="3.0154in" svg:y1="0.0228in" svg:x2="3.0154in" svg:y2="0.8811in"><text:p/></draw:line></text:p>
      <text:p text:style-name="P5"><draw:line text:anchor-type="paragraph" draw:z-index="36" draw:name="Shape2" draw:style-name="gr4" draw:text-style-name="P8" svg:x1="3.7083in" svg:y1="0.0756in" svg:x2="3.7083in" svg:y2="1.0445in"><text:p/></draw:line><draw:line text:anchor-type="paragraph" draw:z-index="37" draw:name="Shape2" draw:style-name="gr4" draw:text-style-name="P8" svg:x1="2.1181in" svg:y1="0.052in" svg:x2="2.1181in" svg:y2="1.0209in"><text:p/></draw:line><draw:frame text:anchor-type="paragraph" draw:z-index="43" draw:name="Shape4" draw:style-name="gr11" draw:text-style-name="P12" svg:width="1.0004in" svg:height="0.3071in" svg:x="5.448in" svg:y="0.0799in"><draw:text-box><text:p>order `a &lt;<text:span text:style-name="T6">T</text:span> b</text:p></draw:text-box></draw:frame></text:p>
      <text:p text:style-name="P5"><draw:custom-shape text:anchor-type="paragraph" draw:z-index="22" draw:name="Shape3" draw:style-name="gr6" draw:text-style-name="P11" svg:width="0.2043in" svg:height="0.2043in" svg:x="1.3228in" svg:y="0.4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3" draw:style-name="gr6" draw:text-style-name="P11" svg:width="0.2043in" svg:height="0.2043in" svg:x="2.9291in" svg:y="0.4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3" draw:style-name="gr6" draw:text-style-name="P11" svg:width="0.2043in" svg:height="0.2043in" svg:x="2.022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3" draw:style-name="gr6" draw:text-style-name="P11" svg:width="0.2043in" svg:height="0.2043in" svg:x="3.6283in" svg:y="0.781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 draw:name="Shape2" draw:style-name="gr2" draw:text-style-name="P8" svg:x1="1.4492in" svg:y1="0.5862in" svg:x2="2.9291in" svg:y2="0.5854in"><text:p/></draw:line><draw:line text:anchor-type="paragraph" draw:z-index="33" draw:name="Shape2" draw:style-name="gr8" draw:text-style-name="P8" svg:x1="1.4244in" svg:y1="0.6402in" svg:x2="2.0224in" svg:y2="0.8374in"><text:p/></draw:line><draw:line text:anchor-type="paragraph" draw:z-index="35" draw:name="Shape2" draw:style-name="gr8" draw:text-style-name="P8" svg:x1="3.0307in" svg:y1="0.6402in" svg:x2="3.6287in" svg:y2="0.8374in"><text:p/></draw:line><draw:line text:anchor-type="paragraph" draw:z-index="39" draw:name="Shape2" draw:style-name="gr3" draw:text-style-name="P8" svg:x1="4.4799in" svg:y1="0.0035in" svg:x2="5.1409in" svg:y2="0.0028in"><text:p/></draw:line><draw:line text:anchor-type="paragraph" draw:z-index="40" draw:name="Shape2" draw:style-name="gr9" draw:text-style-name="P8" svg:x1="4.472in" svg:y1="0.3815in" svg:x2="5.1331in" svg:y2="0.3807in"><text:p/></draw:line><draw:line text:anchor-type="paragraph" draw:z-index="41" draw:name="Shape2" draw:style-name="gr5" draw:text-style-name="P8" svg:x1="4.4799in" svg:y1="0.7591in" svg:x2="5.1409in" svg:y2="0.7583in"><text:p/></draw:line><draw:frame text:anchor-type="paragraph" draw:z-index="44" draw:name="Shape4" draw:style-name="gr12" draw:text-style-name="P12" svg:width="1.5358in" svg:height="0.2921in" svg:x="5.4327in" svg:y="0.2508in"><draw:text-box><text:p>inequality `a ¬=<text:span text:style-name="T6">T</text:span> b`</text:p></draw:text-box></draw:frame><draw:frame text:anchor-type="paragraph" draw:z-index="45" draw:name="Shape4" draw:style-name="gr13" draw:text-style-name="P12" svg:width="1.6386in" svg:height="0.3079in" svg:x="5.448in" svg:y="0.6126in"><draw:text-box><text:p>argument `b : [∀a] tru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5:51:29.801916000</meta:creation-date>
    <dc:date>2020-05-01T17:00:49.060297000</dc:date>
    <meta:editing-duration>PT6M39S</meta:editing-duration>
    <meta:editing-cycles>1</meta:editing-cycles>
    <meta:document-statistic meta:table-count="0" meta:image-count="0" meta:object-count="0" meta:page-count="1" meta:paragraph-count="14" meta:word-count="210" meta:character-count="1230" meta:non-whitespace-character-count="1023"/>
    <meta:generator>LibreOffice/5.1.2.2$MacOSX_X86_64 LibreOffice_project/d3bf12ecb743fc0d20e0be0c58ca359301eb705f</meta:generator>
  </office:meta>
</office:document-meta>
</file>